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style:text-position="sub"/>
    </style:style>
    <style:style style:name="P1" style:family="paragraph" style:parent-style-name="Normal">
      <style:paragraph-properties fo:text-align="center"/>
    </style:style>
    <style:style style:name="P2" style:family="paragraph" style:parent-style-name="Normal">
      <style:paragraph-properties fo:text-align="justify"/>
    </style:style>
  </office:automatic-styles>
  <office:body>
    <office:text>
      <text:p text:style-name="P1">Chronicles of a Lone Heart</text:p>
      <text:p text:style-name="P1"/>
      <text:p text:style-name="P1">---</text:p>
      <text:p text:style-name="P1"/>
      <text:p text:style-name="P1">Part 1: <text:s text:c="1"/>Kyūkurarin</text:p>
      <text:p text:style-name="P1"/>
      <text:p text:style-name="P1">Node 0: <text:span text:style-name="T1">It’s a~ll a lie!</text:span></text:p>
      <text:p text:style-name="P1"/>
      <text:p text:style-name="P2">*RIIIIIIIIIIIIIING!!!* went the alarm clock, and her gaze fell on it.</text:p>
      <text:p text:style-name="P2">*RIIIIIIIIIIIIIING!!!* it continued, but its argument sounded unconvincing to her.</text:p>
      <text:p text:style-name="P2">Regardless, *RIIIIIIIIIIIIIING!!!* it repeated.</text:p>
      <text:p text:style-name="P2">Seeing this, she couldn’t help but wonder: <text:span text:style-name="T1">does repeating an argument make it stronger? </text:span>That could explain the reaffirmation. <text:span text:style-name="T1">Maybe the argument gets a morale boost or something. I know I would feel stronger if I got some encouragement. </text:span>Of course, she knew that was a rather big if.</text:p>
      <text:p text:style-name="P2">For some reason, the clock seemed dead set on boosting the morale of its one argument, and in retaliation she became dead set on not getting out of bed. After some time though,</text:p>
      <text:p text:style-name="P2">“You’re so noisy, first thing in the morning,” her hand tapped the alarm silent. It was a little past seven o’clock, and she was a little too unmotivated to move. She tried doing so anyway, and somehow miraculously found the strength to sit upright. However, that was as much as she could manage, and she simply sat there, hugging a pillow for warmth. A minute later, she plopped back in her bed like a clumsy teddy bear who’d lost its balance. Would her timekeeper be sad to learn it had failed to rouse her? <text:span text:style-name="T1">That wouldn’t do.</text:span></text:p>
      <text:p text:style-name="P2">“You did your best today too, Mr. Clock.”</text:p>
      <text:p text:style-name="P2">Unfortunately, its best hadn’t been enough to make her get up.</text:p>
      <text:p text:style-name="P2"><text:span text:style-name="T1">That’s not its fault though. If anything, it’s mine... </text:span>But it was way too early to be beating herself up. Instead, while a fragment of night was still left in her room, while the darkness sheltered her from the coming of a new day, she would get lost in her imagination. As she couldn’t keep her eyes closed, she stared at the ceiling, and as her mind loosened its grip on reality, she thought that <text:span text:style-name="T1">it would be nice if the ceiling were a gateway to a parallel universe. </text:span>She would then fall up into that gateway, and then fall back down in her bed, in her room, and in her world.</text:p>
      <text:p text:style-name="P2">In her world, clocks wouldn’t try to debate people out of their beds; hers would come fetch her in her dreams, like parents picking their children up from school. And on the unhurried way back to reality, she would tell her timekeeper everything about the adventures she’d had. In her world, she would wake up to the delicious smell of breakfast being ready, and much like in cartoons of old, the smell would then lift her up and carry her all the way to the kitchen, where mom and dad would serve her a five star meal. But above all, in her world, she would have the strength of will to get ready and be out of the house in time to catch the bus, and, as she would approach the bus stop, she would have the courage to call out to <text:span text:style-name="T1">you.</text:span></text:p>
      <text:p text:style-name="P2">However, in the real world, sun rays had begun piercing through the shutters and invaded her room. Spot by spot, they climbed her blanket until they touched her face. They were cold, and they were blinding. Her eyelids were powerless before them, and her fantasies were dispelled in an instant. That was why</text:p>
      <text:p text:style-name="P2">*Whoosh!*</text:p>
      <text:p text:style-name="P2">She pulled the blanket over herself. It was rude of the sun to interrupt people’s dreams like that, and she was upset at it.</text:p>
      <text:p text:style-name="P2"><text:span text:style-name="T2">approximately this upset -&gt; </text:span>( ˶ •̀ ⤙ •́ <text:s text:c="1"/>˶ )</text:p>
      <text:p text:style-name="P2">“...”</text:p>
      <text:p text:style-name="P2">Then again, perhaps the sun was doing this for her sake, it was trying to wake her up since</text:p>
      <text:p text:style-name="P2"><text:span text:style-name="T1">Today’s Monday, huh...</text:span> Today was a school day, although she wasn’t exactly thrilled at the notion. School was a peculiar place to her: it was simultaneously a place she did and did not want to go to. The sheer idea of going filled her chest with anxiety, but it was also the only place where she could meet <text:span text:style-name="T1">you.</text:span> <text:span text:style-name="T1">To go or not to go, that is the question. </text:span>It really wasn’t much of a question since she didn’t have much of a choice, but she liked pretending she did.</text:p>
      <text:p text:style-name="P2"><text:span text:style-name="T1">If I do go, maybe I’ll meet you on the way there. No, hold on,</text:span> her imagination was getting fired up. It was unlikely that you’d commute together, but in class you would inevitably meet. Then perhaps she would skip classes earlier than usual today, and <text:span text:style-name="T1">you</text:span> would notice, and out of concern you would follow her to her hiding place. Once there you’d ask her what was wrong, and when she would try to evade the question you’d confront her and tell her about how you could always see through all her lies. And then, as you approached her, you would confess your feelings to her, and the two of you would kis-</text:p>
      <text:p text:style-name="P2">*FWOOSH!!!*</text:p>
      <text:p text:style-name="P2">She burst out of her blanket. It was getting hot in there, what with her being angry at the sun and getting embarrassed at her own fantasies. Perhaps it was time to think about something else. ... <text:span text:style-name="T1">Yeah, let’s do that</text:span>.</text:p>
      <text:p text:style-name="P2">Her room had become dimly lit courtesy of the sun (whom she'd decided to forgive around about right now), and her gaze wandered off in search of food for thought.</text:p>
      <text:p text:style-name="P2">There wasn’t really anything eye-catchy around here, except maybe for the pink flowerpot on her nightstand. Then again even that was debatable; it was more like her eyes would always inevitably gravitate towards it.</text:p>
      <text:p text:style-name="P2"><text:span text:style-name="T1">Can’t be helped.</text:span> B<text:span text:style-name="T1">irds of a feather attract each other. </text:span>This flowerpot was empty inside.</text:p>
      <text:p text:style-name="P2">More precisely, it was empty as long as no one looked at it. If her gaze lingered on it for some time, if she watered it with a bit of her attention, then, from nothing there would be a seed, and that seed would rush to germinate and bloom into a flower, just as was happening right now. This sight made her smile, and her smile betrayed a hint of sadness.</text:p>
      <text:p text:style-name="P2">Naturally, there was no way a seed had materialised out of thin air and grown in an instant; the pot was well and truly empty.</text:p>
      <text:p text:style-name="P2">She liked to think of it as a sort of monument, and like all monuments, it commemorated something. To her, it symbolised her failure to take care of a single flower. <text:span text:style-name="T1">Pathetic, isn’t it? </text:span>So, to make up for it, she’d offered all plants her imagination: if plants took root in her imagination, then they could will themselves into existence and grow as quickly or slowly as they pleased.</text:p>
      <text:p text:style-name="P2">In particular, the one that lived in this pot was special: it was shy and didn’t show itself often, but when it did, it would blossom into a heart.</text:p>
      <text:p text:style-name="P2">This heart was as fragile as it was weak, so she did her best to care for it whenever it appeared. Unfortunately, it was becoming apparent that her best wasn’t enough. Lately the heart had stopped taking in water properly, and as a result it became bloated, almost soggy. To make matters worse, starting somewhen, some sort of invasive vine had found its way inside the flowerpot. The intruder had buds of its own that had sprouted and entangled themselves with the heart,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 She wanted to heal it and free it, but so far, nothing she’d tried worked.</text:p>
      <text:p text:style-name="P2">There was a non-zero chance the solution was in this room, and with nothing better to do she looked about for it. <text:span text:style-name="T1">The looking glass.</text:span> It contained answers to a lot of important questions, she knew that much, but this morning all she could find in it was a sleep-deprived girl staring back at her with all the emotions of a dead fish. It made her chuckle.</text:p>
      <text:p text:style-name="P2">“Well, that’s not a bad find either.”</text:p>
      <text:p text:style-name="P2">Still, she couldn’t help but notice that the hands of the clock in the mirror were pointing rather more upwards than she felt they should.</text:p>
      <text:p text:style-name="P2">“...”</text:p>
      <text:p text:style-name="P2">At the same time, a familiar smell wafted into her room. It was the smell of freshly toasted bread. It should have been a pleasant, appetizing aroma, and yet for some reason, it evoked some vaguely negative emotions in her. <text:span text:style-name="T1">Why is that?</text:span></text:p>
      <text:p text:style-name="P2">“...”</text:p>
      <text:p text:style-name="P2"><text:span text:style-name="T1">What time is it anyway? </text:span>Thankfully the answer was well within sight.</text:p>
      <text:p text:style-name="P2"><text:span text:style-name="T1">... Oh. That’s why. It’s the smell of past eight... Classes should start anytime now...</text:span></text:p>
      <text:p text:style-name="P2">The realisation was kind enough to wait a few moments before hitting her.</text:p>
      <text:p text:style-name="P2">“Ah! I’m late!”</text:p>
      <text:p text:style-name="P2">Her first instinct was to rush out of bed, but one foot got caught in the sheets and</text:p>
      <text:p text:style-name="P2">*Thud*</text:p>
      <text:p text:style-name="P2">She fell to the floor. But without a word, she got up and ran to her wardrobe. There was no time to complain. Literally. She got changed as fast as she could. That done, she dashed to the bathroom, washed her face, and spent a moment to fix her bed hair in the mirror, avoiding the guilty eyes reflected in it. Then, in one breath, she exited the bathroom, kidnapped her backpack from its chair and flung open the door to her room. The next instant, she was flying down the stairs, straight into the kitchen.</text:p>
      <text:p text:style-name="P2">“Hi mom!” she stole a slice of bread from a plate before</text:p>
      <text:p text:style-name="P2">“Ah,” realising mom had already left. However, there was money, a message and the house keys on the table, and she swept them all into her backpack. Seconds later, she was out of the house and running. Everyday it was the same routine, everyday it was the same exercise.</text:p>
      <text:p text:style-name="P2">And yet, despite that, her heart just didn’t seem to grow any stronger, and after going through what felt like half the town she started running out of breath. Her pace slowed down, her body begged for oxygen, and her legs felt heavy. And yet, for no reason at all, today in particular, she didn’t stop. She didn’t want to.</text:p>
      <text:p text:style-name="P2">If she couldn’t run, then she’d walk. It was the best she could do, so she walked. Step by step, she struggled forward, until she turned the final corner. There, she was greeted by the sight of the bus in the distance, closing its doors.</text:p>
      <text:p text:style-name="P2"><text:span text:style-name="T1">... Damn it.</text:span></text:p>
      <text:p text:style-name="P2">In one last effort, she broke into a sprint. There was no way she’d make it, but she tried anyway.</text:p>
      <text:p text:style-name="P2">“Wait!” She shouted, knowing full well buses don’t have ears. She wasn’t running to catch it, and she was already late to classes anyway. But those weren’t the point. Even as the bus departed, she didn’t stop. She didn’t care about being late, she didn’t care about going to school, she wasn’t even sure what she cared about. She wasn’t even sure what she was chasing. Maybe she was trying to atone for all her failures. Maybe she was running after her parents. Maybe she was chasing after <text:span text:style-name="T1">your</text:span> shadow. Maybe she was trying to find herself.</text:p>
      <text:p text:style-name="P2">She didn’t know. She didn’t know, but she didn’t stop. Then,</text:p>
      <text:p text:style-name="P2"><text:span text:style-name="T1">Ah...</text:span></text:p>
      <text:p text:style-name="P2">As a refreshing breeze came to meet her,</text:p>
      <text:p text:style-name="P2"><text:span text:style-name="T1">I see...</text:span></text:p>
      <text:p text:style-name="P2">The answer came to her naturally: she was chasing after happiness.</text:p>
      <text:p text:style-name="P2">She didn’t know whether a someone like her deserved it, she didn’t know whether she had the right to yearn for it in the first place but, at least in part to spite this world, and most likely for its own sake, she decided she wanted happiness. And she decided it would start with<text:span text:style-name="T1"> you.</text:span></text:p>
      <text:p text:style-name="P2"><text:span text:style-name="T1">So just you wait for me, alright? I have something to tell you.</text:span></text:p>
      <text:p text:style-name="P2"/>
      <text:p text:style-name="P1">•</text:p>
      <text:p text:style-name="P1">Node 1: An alien from planet Earth</text:p>
      <text:p text:style-name="P1"/>
      <text:p text:style-name="P2">Being late wasn’t all bad, it had its perks too. For example, it meant that she could stop in front of the school gates, bring her hand to her heart, and take a few deep breaths without fear of being seen. School was a world of its own, and no matter how many times she did it, it was never easy for her to enter a world she didn’t belong to. Nevertheless, she made her way in.</text:p>
      <text:p text:style-name="P2">On either side of the paved entryway was a row of trees, with benches placed here and there under their shade. Beyond the trees, the courtyard looked like a small park, with simple dirt roads carefully carved in the ever-green earth. Some distance to the right, there was a running track looping around a football field. A handful of diligent student were jogging on it at a decent pace, but the rest of their classmates had decided the weather was perfect for a morning stroll or for sitting down in the surrounding grass, and judging by how he was relaxing against a tree the P.E. teacher seemed to agree with them.</text:p>
      <text:p text:style-name="P2">“That looks nice, I want in,” however her path led her somewhere else. The main building was large and its doors were always open; it gave the impression of a gentle giant, although that didn’t make her any less nervous about walking into its gaping maw.</text:p>
      <text:p text:style-name="P2">As expected at this hour the hallway was all hers, but even so she refrained from talking to herself —walls have ears, that was common knowledge. What not many knew was that doors have a mouth, and a few of the ones here were chattering away with the voice of a couple dozen students. That said, she’d never had the courage to strike up conversations, and none of the doors here led to her classroom anyway, so on she went until she reached the staircase.</text:p>
      <text:p text:style-name="P2">Usually, before taking it, she would make a detour to the restroom; to put on her best smile she needed a mirror, after all. And yet, today, she hesitated. Something felt wrong about that. A part of her deep within whispered that when she talked to <text:span text:style-name="T1">you</text:span>, her smile should be genuine. Or, even if it weren’t a smile, it should be the real thing anyway, whatever that meant. At the same time though, there was something scary about going to class like this, with no preparation. <text:span text:style-name="T1">Like... I’m jumping into stormy seas without even a life vest on. And it’s the dead of night. And there are sharks everywhere. And meteors are raining from the sky and it’s the end of the world. </text:span>The last few parts may have been added for dramatic effect, but the fact remained that she wasn’t sure what to do. So the hesitant girl simply stood before her crossroad, uncertain what her path was, what it should be. And as she got lost in her thoughts,</text:p>
      <text:p text:style-name="P2">“What’s wrong?”</text:p>
      <text:p text:style-name="P2">“Eek!”</text:p>
      <text:p text:style-name="P2">Someone decided to rest their chin on her shoulder, causing her to jump forward.</text:p>
      <text:p text:style-name="P2">“My bad, my bad, I didn’t mean to startle you!”</text:p>
      <text:p text:style-name="P2">That obvious lie, that playful tone, that cheerfully high-pitched voice, and that complete disregard for personal space... There was a girl in her class who was infamous for these things. And as she turned around to face the suspect,</text:p>
      <text:p text:style-name="P2">“Heyo~!”</text:p>
      <text:p text:style-name="P2">“<text:span text:style-name="T3">Ah- h-hi...</text:span>”</text:p>
      <text:p text:style-name="P2">She was greeted by one of the most fearsome individuals within the school perimeters:</text:p>
      <text:p text:style-name="P2">“You looked like you had something on your mind just now, wanna talk about it? Oh, also, you’re late on time today too. Do you usually wait here until you’re precisely this late? How come? Maybe next time I’ll wait with you here, what do you say?”</text:p>
      <text:p text:style-name="P2">An extrovert. And a particularly outgoing one at that. With every new sentence this girl had taken a step forward, all while beaming a smile so bright it was almost blinding.</text:p>
      <text:p text:style-name="P2">“<text:span text:style-name="T3">W-well, um...</text:span>” It was precisely because of this overwhelming energy that in her mind, this walking bundle of extroversion was labelled ‘sun girl’. “So, um... You see...” What should she answer? ...<text:span text:style-name="T1">What were the questions again? H-huh?! Close! Too close!</text:span> That person-shaped sun also loved revolving around people, including those it wasn’t particularly close to. <text:span text:style-name="T1">H-help! Someone help! </text:span>Fortunately,</text:p>
      <text:p text:style-name="P2">“Leave that poor child alone, won’t you,” the best possible help arrived, “and don’t just run off and leave me to carry everything.”</text:p>
      <text:p text:style-name="P2"><text:span text:style-name="T1">Ah! My saviour...! Also, did she just call me a child? </text:span>But the sun girl wouldn’t be discouraged so easily:</text:p>
      <text:p text:style-name="P2">“Don’t worry, I knew you could do everything yourself, that’s why I could go save this lost soul!”</text:p>
      <text:p text:style-name="P2">Thankfully, if there ever was anyone who could handle that stray star, it was the newcomer:</text:p>
      <text:p text:style-name="P2">“She’s our classmate, she’s not lost. And why did you even volunteer to help me if you’re not going to do anything... Here, take this.”</text:p>
      <text:p text:style-name="P2">And just like that, sun girl had a large stack of printouts put in her hands, preventing her from bouncing around any further lest she dropped some papers.</text:p>
      <text:p text:style-name="P2">The sun pouted cutely, and the one who tamed her apologised on her behalf:</text:p>
      <text:p text:style-name="P2">“Forgive her, she doesn’t know the concept of personal space,” <text:span text:style-name="T2">“yes I do!”</text:span>, “anyway, you’re very late so let’s get going.”</text:p>
      <text:p text:style-name="P2">And without further ado, the newcomer led the way up the stairs, the sun girl right behind her, and she following last.</text:p>
      <text:p text:style-name="P2"><text:span text:style-name="T1">... So cool.</text:span> This cool girl who came, conquered and left was the top student of the class, and was generally regarded as one of the most diligent in the entire school. But the thing that made her look up to this girl was that, just like herself, she was an introvert. Neither of them spoke to others unless necessary, but one of them was so composed and nonchalant and just emanated so much self-confidence, <text:span text:style-name="T1">of course I’ll look up to her! </text:span>And, also, while she would rather die than admit this, she did think of that girl as ‘the ice queen’.</text:p>
      <text:p text:style-name="P2">She’d gone with that title for two reasons: it was a good fit, and it contrasted well with ‘sun girl’. This last part felt important, since those two were always together. Case in point: right after climbing the stairs, they were now next to one another, like their shoulders had magnets of opposite poles in them.</text:p>
      <text:p text:style-name="P2">“Say, are you free after classes today?” The sun asked the queen.</text:p>
      <text:p text:style-name="P2">The answer was a decisive “No, I have a book I’ve been meaning to read.”</text:p>
      <text:p text:style-name="P2">“Perfect! I’ll tell my parents I’ll have dinner at your place then!”</text:p>
      <text:p text:style-name="P2">And the queen could only sigh in resignation.</text:p>
      <text:p text:style-name="P2"><text:span text:style-name="T1">Is this what best friends look like? I’m kinda jealous...</text:span> There was probably a parallel universe where the three of them formed an inseparable trio, but in this one she thought it would be almost rude to try to intrude on their relationship. Sun girl, however, didn’t seem to agree, having slowed her pace to be beside her, and even going so far as to ask:</text:p>
      <text:p text:style-name="P2">“Wanna come too?”</text:p>
      <text:p text:style-name="P2">“Hm?!” <text:span text:style-name="T1">Is that okay??</text:span> In all honesty they really weren’t more than acquaintances, was it really fine to just suddenly hang out together? She looked at the ice queen for confirmation, and she didn’t seem to mind the idea either. <text:span text:style-name="T1">You’re... fine with it?</text:span> This made her <text:s text:c="1"/>heart dance for joy, and for the first time in a long time, she was happy. She couldn’t suppress a grin.</text:p>
      <text:p text:style-name="P2">This invitation felt very encouraging, and heavens knew she needed just that today. So, mustering every last atom of gratitude in her body and imbuing her words with them, “thanks a lot, but I’ll have to pass, today. There’s... something I have to do. Maybe we can do this another day?”</text:p>
      <text:p text:style-name="P2">“No problem! How about tomorrow?”</text:p>
      <text:p text:style-name="P2">“You really have to learn to give people some breathing room,” the queen admonished the sun, before addressing her: “no worries, give us a heads up if you ever feel like hanging out.”</text:p>
      <text:p text:style-name="P2">She nodded. Then a thought flashed her mind. <text:span text:style-name="T1">Hold on. It’s not like I was planning to talk to you specifically after classes, any time is fine actually... Which means... I didn’t have to refuse...?</text:span> That was indeed the case. <text:span text:style-name="T1">Ahhh!!!! I messed up! I should have accepted!!</text:span> And now she felt too embarrassed to take back what she’d said so quickly. <text:span text:style-name="T1">Why am I so stupid!?!</text:span></text:p>
      <text:p text:style-name="P2">There was no time to answer that question however, since they’d just arrived in front of their classroom.</text:p>
      <text:p text:style-name="P2">The ice queen knocked at the door, although she opened it without waiting for an answer and entered, holding the door open for the other two. And, as she made her way in, after he thanked the duo for the errand,</text:p>
      <text:p text:style-name="P2">“My, I’m glad you’ve decided to come today,” said the teacher, “good morning young lady, would you mind telling us why you’re so late?”</text:p>
      <text:p text:style-name="P2"><text:span text:style-name="T1">Ah, he’s talking to me.</text:span> Simultaneously, all eyes turned to her. And she felt every single stare, as though they were poking her soul. She hated it, and, before she’d realised, she’d put on a smile.</text:p>
      <text:p text:style-name="P2">“Ah- ahaha... Good morning teacher! Sorry, I missed the bus and had to wait a while before the next one came!”</text:p>
      <text:p text:style-name="P2">“... You know, I don’t mind your being late to my classes, as long as you catch up. But, for your own sake, you should make an effort to arrive on time.”</text:p>
      <text:p text:style-name="P2">The assumption that she wasn’t making efforts rubbed her the wrong way, but she knew this teacher meant well, so,</text:p>
      <text:p text:style-name="P2">“Yes, I’ll try harder sir.”</text:p>
      <text:p text:style-name="P2">“All right, take your seat now.” In the meantime sun girl and ice queen had put the stacks of paper on his desk, and he explained: “these are copies of news articles, diary excerpts and letters from the Great War. In particular, they focus on one battle, and the texts are from either side of the conflict. Your task is the same as what you did for today, that is to write an objective report of what happened. Which reminds me, young lady,”</text:p>
      <text:p text:style-name="P2">She had just sat down when the teacher addressed her again, “yes?”</text:p>
      <text:p text:style-name="P2">“Have you done your homework for today?”</text:p>
      <text:p text:style-name="P2">“...”</text:p>
      <text:p text:style-name="P2">Her mind went blank for a fraction of a second, and the first thought that resurfaced was a question to herself: how many homeworks in a row had she failed to turn in, now?</text:p>
      <text:p text:style-name="P2">“... Homework?”</text:p>
      <text:p text:style-name="P2">“Yes. I handed out an assignment while you were absent last time, I trust that it safely reached you and that you've completed it?”</text:p>
      <text:p text:style-name="P2">It had indeed safely reached her. So safely in fact that it was still safely sitting on her desk at home, virtually untouched.</text:p>
      <text:p text:style-name="P2">“...”</text:p>
      <text:p text:style-name="P2">She sat there mutely, her gaze falling to the side like she was recollecting whether she’d received such a thing. Really, she was thinking that she’d let down the few people who cared about her, again. She was disappointed in herself, but she was used to that. But she hadn’t wanted for the only teacher who’d worried about her feel the same. And, above all, she wondered what her parents would say, when they’d inevitably learn of her abysmal academic performance.</text:p>
      <text:p text:style-name="P2">Meanwhile, “class rep,” the teacher called out, “I’d given her copies to you, didn’t I?”</text:p>
      <text:p text:style-name="P2">“Yes sir,” the class rep answered.</text:p>
      <text:p text:style-name="P2">“And did you get an opportunity to pass them to her?”</text:p>
      <text:p text:style-name="P2">However, before the representative could answer,</text:p>
      <text:p text:style-name="P2">“I’m sorry sir! I forgot to give them to her!” <text:span text:style-name="T1">You</text:span> spoke out.</text:p>
      <text:p text:style-name="P2">“... You... did?” The teacher was understandably confused. Everyone was. You had no part in this matter. But that didn’t stop you. You just stared the teacher dead in the eye, and explained:</text:p>
      <text:p text:style-name="P2">“We're neighbours, she and I,” you quickly looked at her, “so I thought it would be easier if I received her copies and passed them to her. But, well, I completely forgot.”</text:p>
      <text:p text:style-name="P2">Nearly every word was a lie, and naturally, the teacher wasn't convinced.</text:p>
      <text:p text:style-name="P2">“... Is that true?” he asked the class rep.</text:p>
      <text:p text:style-name="P2">“Uh, um...” fortunately, the class rep knew to read the room “yes, that’s the case.”</text:p>
      <text:p text:style-name="P2"/>
      <text:p text:style-name="P2"/>
      <text:p text:style-name="P2">Since you have more documents to tackle this time around, you may form groups of up to three. The deadline is next wee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p>
      <text:p text:style-name="P2"/>
      <text:p text:style-name="P2"/>
      <text:p text:style-name="P2"/>
      <text:p text:style-name="P2"/>
      <text:p text:style-name="P2"/>
      <text:p text:style-name="P2">“I’ll capture you yet!”</text:p>
      <text:p text:style-name="P2"><text:span text:style-name="T1">...Am I a Pokémon?</text:span></text:p>
      <text:p text:style-name="P2"/>
      <text:p text:style-name="P2"/>
      <text:p text:style-name="P2">Usually she would have handled that situation without an issue, but because she hadn’t put a smile on, she’d been backed into a corner.</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